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4000000180A954DC173632CA1.png" manifest:media-type="image/png"/>
  <manifest:file-entry manifest:full-path="Pictures/100002010000007C00000010B89EA6351A018269.png" manifest:media-type="image/png"/>
  <manifest:file-entry manifest:full-path="Pictures/100002010000011100000017CADDD4A7E753B790.png" manifest:media-type="image/png"/>
  <manifest:file-entry manifest:full-path="Pictures/1000020100000100000000173A6753010C79B0AA.png" manifest:media-type="image/png"/>
  <manifest:file-entry manifest:full-path="Pictures/10000201000000F700000017E2F977CF4C432904.png" manifest:media-type="image/png"/>
  <manifest:file-entry manifest:full-path="Pictures/100002010000009700000010E7957FDA37D952F6.png" manifest:media-type="image/png"/>
  <manifest:file-entry manifest:full-path="Pictures/100002010000004000000017240F76AED69F9F66.png" manifest:media-type="image/png"/>
  <manifest:file-entry manifest:full-path="Pictures/100002010000004A00000011E03358BB4676BDD7.png" manifest:media-type="image/png"/>
  <manifest:file-entry manifest:full-path="Pictures/10000201000000CF00000015DEDAD08BD293C1C7.png" manifest:media-type="image/png"/>
  <manifest:file-entry manifest:full-path="Pictures/10000201000000970000001748441F0253AE1A70.png" manifest:media-type="image/png"/>
  <manifest:file-entry manifest:full-path="Pictures/10000201000000CA00000015B519C7EC93EB6AC3.png" manifest:media-type="image/png"/>
  <manifest:file-entry manifest:full-path="Pictures/100002010000003400000014B27B65F613922D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roximaNova" svg:font-family="ProximaNov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a9c9" officeooo:paragraph-rsid="000fa9c9"/>
    </style:style>
    <style:style style:name="P2" style:family="paragraph" style:parent-style-name="Standard">
      <style:text-properties officeooo:rsid="000fa9c9" officeooo:paragraph-rsid="0011860c"/>
    </style:style>
    <style:style style:name="P3" style:family="paragraph" style:parent-style-name="Standard">
      <style:text-properties officeooo:rsid="000fa9c9" officeooo:paragraph-rsid="001222d4"/>
    </style:style>
    <style:style style:name="P4" style:family="paragraph" style:parent-style-name="Standard">
      <style:text-properties officeooo:rsid="000fa9c9" officeooo:paragraph-rsid="0012c22a"/>
    </style:style>
    <style:style style:name="P5" style:family="paragraph" style:parent-style-name="Standard">
      <style:text-properties officeooo:rsid="000fa9c9" officeooo:paragraph-rsid="0014951a"/>
    </style:style>
    <style:style style:name="P6" style:family="paragraph" style:parent-style-name="Standard">
      <style:text-properties officeooo:rsid="000fa9c9" officeooo:paragraph-rsid="001a6a41"/>
    </style:style>
    <style:style style:name="P7" style:family="paragraph" style:parent-style-name="Standard">
      <style:text-properties officeooo:rsid="0011860c" officeooo:paragraph-rsid="0011860c"/>
    </style:style>
    <style:style style:name="P8" style:family="paragraph" style:parent-style-name="Standard">
      <style:text-properties officeooo:rsid="001222d4" officeooo:paragraph-rsid="001222d4"/>
    </style:style>
    <style:style style:name="P9" style:family="paragraph" style:parent-style-name="Standard">
      <style:text-properties officeooo:rsid="0012c22a" officeooo:paragraph-rsid="0012c22a"/>
    </style:style>
    <style:style style:name="P10" style:family="paragraph" style:parent-style-name="Standard">
      <style:text-properties officeooo:rsid="0012c22a" officeooo:paragraph-rsid="0014951a"/>
    </style:style>
    <style:style style:name="P11" style:family="paragraph" style:parent-style-name="Standard">
      <style:text-properties officeooo:rsid="0012c22a" officeooo:paragraph-rsid="001ab216"/>
    </style:style>
    <style:style style:name="P12" style:family="paragraph" style:parent-style-name="Standard">
      <style:text-properties style:text-underline-style="solid" style:text-underline-width="auto" style:text-underline-color="font-color" fo:font-weight="bold" officeooo:rsid="000fa9c9" officeooo:paragraph-rsid="000fa9c9"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fa9c9" officeooo:paragraph-rsid="0014951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2c22a" officeooo:paragraph-rsid="0014951a" style:font-weight-asian="bold" style:font-weight-complex="bold"/>
    </style:style>
    <style:style style:name="P15" style:family="paragraph" style:parent-style-name="Standard">
      <style:text-properties officeooo:rsid="00187d7a" officeooo:paragraph-rsid="00187d7a"/>
    </style:style>
    <style:style style:name="P16" style:family="paragraph" style:parent-style-name="Standard">
      <style:text-properties officeooo:rsid="001ab216" officeooo:paragraph-rsid="001ab216"/>
    </style:style>
    <style:style style:name="P17" style:family="paragraph" style:parent-style-name="Text_20_body">
      <style:text-properties officeooo:rsid="000fa9c9" officeooo:paragraph-rsid="000fa9c9"/>
    </style:style>
    <style:style style:name="P18" style:family="paragraph" style:parent-style-name="Text_20_body">
      <style:text-properties officeooo:rsid="000fa9c9" officeooo:paragraph-rsid="0011860c"/>
    </style:style>
    <style:style style:name="P19" style:family="paragraph" style:parent-style-name="Text_20_body">
      <style:text-properties officeooo:rsid="0011860c" officeooo:paragraph-rsid="0011860c"/>
    </style:style>
    <style:style style:name="P20" style:family="paragraph" style:parent-style-name="Text_20_body">
      <style:text-properties officeooo:rsid="0012c22a" officeooo:paragraph-rsid="0014951a"/>
    </style:style>
    <style:style style:name="P21" style:family="paragraph" style:parent-style-name="Text_20_body">
      <style:text-properties officeooo:paragraph-rsid="0012c22a"/>
    </style:style>
    <style:style style:name="P22" style:family="paragraph" style:parent-style-name="Text_20_body">
      <style:text-properties officeooo:paragraph-rsid="00187d7a"/>
    </style:style>
    <style:style style:name="P23" style:family="paragraph" style:parent-style-name="Text_20_body">
      <style:text-properties officeooo:paragraph-rsid="0014951a"/>
    </style:style>
    <style:style style:name="P24" style:family="paragraph" style:parent-style-name="Text_20_body">
      <style:text-properties officeooo:paragraph-rsid="0019e700"/>
    </style:style>
    <style:style style:name="P25" style:family="paragraph" style:parent-style-name="Text_20_body">
      <style:text-properties officeooo:paragraph-rsid="001a6a41"/>
    </style:style>
    <style:style style:name="P26" style:family="paragraph" style:parent-style-name="Standard">
      <style:text-properties style:text-underline-style="solid" style:text-underline-width="auto" style:text-underline-color="font-color" fo:font-weight="bold" officeooo:rsid="00187d7a" officeooo:paragraph-rsid="00187d7a"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0fa9c9" officeooo:paragraph-rsid="000fa9c9"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0fa9c9" officeooo:paragraph-rsid="0014951a"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14951a" officeooo:paragraph-rsid="0014951a" style:font-weight-asian="bold" style:font-weight-complex="bold"/>
    </style:style>
    <style:style style:name="P30" style:family="paragraph" style:parent-style-name="Standard">
      <style:text-properties officeooo:rsid="0014951a" officeooo:paragraph-rsid="0014951a"/>
    </style:style>
    <style:style style:name="P31" style:family="paragraph" style:parent-style-name="Standard">
      <style:text-properties officeooo:rsid="000fa9c9" officeooo:paragraph-rsid="0014951a"/>
    </style:style>
    <style:style style:name="P32" style:family="paragraph" style:parent-style-name="Standard">
      <style:text-properties officeooo:rsid="000fa9c9" officeooo:paragraph-rsid="00202174"/>
    </style:style>
    <style:style style:name="P33" style:family="paragraph" style:parent-style-name="Standard">
      <style:text-properties officeooo:rsid="000fa9c9" officeooo:paragraph-rsid="003032bb"/>
    </style:style>
    <style:style style:name="P34" style:family="paragraph" style:parent-style-name="Standard">
      <style:text-properties officeooo:rsid="0012c22a" officeooo:paragraph-rsid="0014951a"/>
    </style:style>
    <style:style style:name="P35" style:family="paragraph" style:parent-style-name="Standard">
      <style:text-properties officeooo:rsid="0012c22a" officeooo:paragraph-rsid="00364607"/>
    </style:style>
    <style:style style:name="P36" style:family="paragraph" style:parent-style-name="Standard">
      <style:text-properties officeooo:paragraph-rsid="0014951a"/>
    </style:style>
    <style:style style:name="P37" style:family="paragraph" style:parent-style-name="Standard">
      <style:text-properties officeooo:rsid="0028bfa9" officeooo:paragraph-rsid="0028bfa9"/>
    </style:style>
    <style:style style:name="P38" style:family="paragraph" style:parent-style-name="Text_20_body" style:list-style-name="L1"/>
    <style:style style:name="P39" style:family="paragraph" style:parent-style-name="Text_20_body">
      <style:text-properties officeooo:rsid="0012c22a"/>
    </style:style>
    <style:style style:name="P40" style:family="paragraph" style:parent-style-name="Text_20_body">
      <style:text-properties officeooo:rsid="0012c22a" officeooo:paragraph-rsid="0014951a"/>
    </style:style>
    <style:style style:name="P41" style:family="paragraph" style:parent-style-name="Text_20_body">
      <style:text-properties officeooo:rsid="0012c22a" officeooo:paragraph-rsid="003a1044"/>
    </style:style>
    <style:style style:name="P42" style:family="paragraph" style:parent-style-name="Text_20_body">
      <style:text-properties officeooo:rsid="00257682" officeooo:paragraph-rsid="00257682"/>
    </style:style>
    <style:style style:name="P43" style:family="paragraph" style:parent-style-name="Text_20_body">
      <style:text-properties officeooo:paragraph-rsid="002d7476"/>
    </style:style>
    <style:style style:name="P44" style:family="paragraph" style:parent-style-name="Text_20_body">
      <style:text-properties officeooo:paragraph-rsid="003032bb"/>
    </style:style>
    <style:style style:name="P45" style:family="paragraph" style:parent-style-name="Text_20_body">
      <style:text-properties officeooo:paragraph-rsid="003474df"/>
    </style:style>
    <style:style style:name="P46" style:family="paragraph" style:parent-style-name="Text_20_body">
      <style:text-properties officeooo:paragraph-rsid="0035d748"/>
    </style:style>
    <style:style style:name="P47" style:family="paragraph" style:parent-style-name="Text_20_body" style:list-style-name="L15"/>
    <style:style style:name="P48" style:family="paragraph" style:parent-style-name="Text_20_body">
      <style:text-properties officeooo:paragraph-rsid="003a1044"/>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15">
      <style:paragraph-properties fo:margin-top="0cm" fo:margin-bottom="0cm" loext:contextual-spacing="false"/>
    </style:style>
    <style:style style:name="P51" style:family="paragraph" style:parent-style-name="Text_20_body">
      <style:paragraph-properties fo:margin-left="0cm" fo:margin-right="0cm" fo:margin-top="0cm" fo:margin-bottom="0.212cm" loext:contextual-spacing="false" style:line-height-at-least="0.635cm" fo:orphans="2" fo:widows="2" fo:text-indent="0cm" style:auto-text-indent="false" fo:padding="0cm" fo:border="none"/>
      <style:text-properties fo:font-variant="normal" fo:text-transform="none" fo:color="#000000" style:font-name="ProximaNova" fo:font-size="13.5pt" fo:letter-spacing="normal" fo:font-style="normal" fo:font-weight="normal"/>
    </style:style>
    <style:style style:name="T1" style:family="text">
      <style:text-properties officeooo:rsid="000fa9c9"/>
    </style:style>
    <style:style style:name="T2" style:family="text">
      <style:text-properties officeooo:rsid="0011860c"/>
    </style:style>
    <style:style style:name="T3" style:family="text">
      <style:text-properties style:text-underline-style="solid" style:text-underline-width="auto" style:text-underline-color="font-color"/>
    </style:style>
    <style:style style:name="T4" style:family="text">
      <style:text-properties officeooo:rsid="001222d4"/>
    </style:style>
    <style:style style:name="T5" style:family="text">
      <style:text-properties officeooo:rsid="0012c22a"/>
    </style:style>
    <style:style style:name="T6" style:family="text">
      <style:text-properties officeooo:rsid="0014951a"/>
    </style:style>
    <style:style style:name="T7" style:family="text">
      <style:text-properties officeooo:rsid="0017a27f"/>
    </style:style>
    <style:style style:name="T8" style:family="text">
      <style:text-properties officeooo:rsid="00187d7a"/>
    </style:style>
    <style:style style:name="T9" style:family="text">
      <style:text-properties officeooo:rsid="0019e700"/>
    </style:style>
    <style:style style:name="T10" style:family="text">
      <style:text-properties officeooo:rsid="001a6a41"/>
    </style:style>
    <style:style style:name="T11" style:family="text">
      <style:text-properties officeooo:rsid="001a94d7"/>
    </style:style>
    <style:style style:name="T12" style:family="text">
      <style:text-properties officeooo:rsid="001ab216"/>
    </style:style>
    <style:style style:name="T13" style:family="text">
      <style:text-properties officeooo:rsid="001b1306"/>
    </style:style>
    <style:style style:name="T14" style:family="text">
      <style:text-properties officeooo:rsid="00202174"/>
    </style:style>
    <style:style style:name="T15" style:family="text">
      <style:text-properties officeooo:rsid="0021c682"/>
    </style:style>
    <style:style style:name="T16" style:family="text">
      <style:text-properties officeooo:rsid="00237eee"/>
    </style:style>
    <style:style style:name="T17" style:family="text">
      <style:text-properties officeooo:rsid="00257682"/>
    </style:style>
    <style:style style:name="T18" style:family="text">
      <style:text-properties officeooo:rsid="0027408a"/>
    </style:style>
    <style:style style:name="T19" style:family="text">
      <style:text-properties officeooo:rsid="0028bfa9"/>
    </style:style>
    <style:style style:name="T20" style:family="text">
      <style:text-properties officeooo:rsid="002a7849"/>
    </style:style>
    <style:style style:name="T21" style:family="text">
      <style:text-properties officeooo:rsid="002c4f9e"/>
    </style:style>
    <style:style style:name="T22" style:family="text">
      <style:text-properties officeooo:rsid="002d7476"/>
    </style:style>
    <style:style style:name="T23" style:family="text">
      <style:text-properties officeooo:rsid="002ed592"/>
    </style:style>
    <style:style style:name="T24" style:family="text">
      <style:text-properties officeooo:rsid="003032bb"/>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12c22a" style:font-style-asian="normal" style:font-weight-asian="normal" style:font-style-complex="normal" style:font-weight-complex="normal"/>
    </style:style>
    <style:style style:name="T27" style:family="text">
      <style:text-properties officeooo:rsid="00319509"/>
    </style:style>
    <style:style style:name="T28" style:family="text">
      <style:text-properties officeooo:rsid="00337204"/>
    </style:style>
    <style:style style:name="T29" style:family="text">
      <style:text-properties officeooo:rsid="003474df"/>
    </style:style>
    <style:style style:name="T30" style:family="text">
      <style:text-properties officeooo:rsid="0035d748"/>
    </style:style>
    <style:style style:name="T31" style:family="text">
      <style:text-properties officeooo:rsid="00364607"/>
    </style:style>
    <style:style style:name="T32" style:family="text">
      <style:text-properties officeooo:rsid="003800d9"/>
    </style:style>
    <style:style style:name="T33" style:family="text">
      <style:text-properties officeooo:rsid="00390cb3"/>
    </style:style>
    <style:style style:name="T34" style:family="text">
      <style:text-properties officeooo:rsid="00398dcc"/>
    </style:style>
    <style:style style:name="T35" style:family="text">
      <style:text-properties officeooo:rsid="003a104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1 pierwsze spotkanie z fizyką</text:p>
      <text:p text:style-name="P1"/>
      <text:p text:style-name="P1">z.1</text:p>
      <text:p text:style-name="P1">odp. C, D</text:p>
      <text:p text:style-name="P1">wyjaśnienie:</text:p>
      <text:p text:style-name="P17"><text:span text:style-name="Emphasis"><text:span text:style-name="Strong_20_Emphasis">Wielkość fizyczna</text:span></text:span> - cecha substancji, którą można zmierzyć. Podajemy ją razem z jej jednostką (poza kilkoma wyjątkami np. współczynnik tarcia)</text:p>
      <text:p text:style-name="Text_20_body">Deszcz (A, B), mgła (B), chmura(B), rosa(E), grad(F) oraz wiatr(F) nie są wielkościami fizycznymi. One nie są żadną cechą substancji, tylko <text:span text:style-name="Strong_20_Emphasis">zjawiskiem fizycznym</text:span>. Zjawisko fizyczne to proces zachodzący w przyrodzie podczas którego nie powstają nowe substancje. </text:p>
      <text:p text:style-name="P1"/>
      <text:p text:style-name="P1">z.2</text:p>
      <text:p text:style-name="P1">odp. B,E</text:p>
      <text:p text:style-name="P1">wyjaśnienie:</text:p>
      <text:p text:style-name="P1">brak</text:p>
      <text:p text:style-name="P1"/>
      <text:p text:style-name="P1">z.3</text:p>
      <text:p text:style-name="P1">odp.B</text:p>
      <text:p text:style-name="P1">wyjaśnienie:</text:p>
      <text:p text:style-name="P17">Ponieważ doświadczenia oraz pomiary to podstawowe narzędzia badawcze w fizyce, więc należy wykluczyć odpowiedzi A,C,D. </text:p>
      <text:p text:style-name="Text_20_body">Natomiast obliczanie prędkości to w pewnym sensie opracowywanie wyników doświadczenia w celu uzyskania potrzebnego wyniku</text:p>
      <text:p text:style-name="P1"/>
      <text:p text:style-name="P1">z.4</text:p>
      <text:p text:style-name="P1">odp. 1B,2C,3D,4A</text:p>
      <text:p text:style-name="P1">wyjaśnienie:</text:p>
      <text:p text:style-name="P1">brak</text:p>
      <text:p text:style-name="P1"/>
      <text:p text:style-name="P1">z.5</text:p>
      <text:p text:style-name="P1">odp.B</text:p>
      <text:p text:style-name="P1">wyjaśnienie:</text:p>
      <text:p text:style-name="P17">24 cm+25 cm+2<text:span text:style-name="T2">4</text:span>,5 cm=7<text:span text:style-name="T2">3,5</text:span> cm</text:p>
      <text:p text:style-name="P19">73,5cm/3=24,5cm</text:p>
      <text:p text:style-name="P1"/>
      <text:p text:style-name="P1">z.<text:span text:style-name="T2">6</text:span></text:p>
      <text:p text:style-name="P1">odp.</text:p>
      <text:p text:style-name="P7">a. 0,00159km, </text:p>
      <text:p text:style-name="P7">b. 28400mm,</text:p>
      <text:p text:style-name="P7">c. 0,248s,</text:p>
      <text:p text:style-name="P7">d. 42700kg</text:p>
      <text:p text:style-name="P1">wyjaśnienie:</text:p>
      <text:p text:style-name="P7">brak</text:p>
      <text:p text:style-name="P7"/>
      <text:p text:style-name="P1"/>
      <text:p text:style-name="P1"/>
      <text:p text:style-name="P1"/>
      <text:p text:style-name="P1"/>
      <text:p text:style-name="P1"><text:soft-page-break/>z.<text:span text:style-name="T2">7</text:span></text:p>
      <text:p text:style-name="P1">odp. <text:span text:style-name="T2">1A, 2A, 3A, 4A, 5B, 6B, 7B</text:span></text:p>
      <text:p text:style-name="P2">wyjaśnienie:</text:p>
      <text:p text:style-name="P18"><text:span text:style-name="T3">Skutki statyczne</text:span> to takie, które zmieniają kształt ciała i nie mają wpływu na jego prędkość. </text:p>
      <text:p text:style-name="Text_20_body"><text:span text:style-name="T3">Skutki dynamiczne</text:span> to takie, które zmieniają prędkość ciała. Z racji, że prędkość jest wielkością wektorową to zmiana kierunku poruszania się ciała również jest zmianą prędkości, czyli skutkiem dynamicznym. Wtedy zmienia się kierunek lub zwrot wektora prędkości. </text:p>
      <text:p text:style-name="P2"/>
      <text:p text:style-name="P1">z.<text:span text:style-name="T2">8</text:span></text:p>
      <text:p text:style-name="P1">odp. <text:span text:style-name="T4">C</text:span></text:p>
      <text:p text:style-name="P1">wyjaśnienie:</text:p>
      <text:p text:style-name="P8">brak</text:p>
      <text:p text:style-name="P1"/>
      <text:p text:style-name="P1">z.<text:span text:style-name="T2">9</text:span></text:p>
      <text:p text:style-name="P1">odp. <text:span text:style-name="T4">C, F</text:span></text:p>
      <text:p text:style-name="P1">wyjaśnienie:</text:p>
      <text:p text:style-name="P1">C: Siła jest efektem wzajemnego oddziaływania ciał, niezależnie od rodzaju tego oddziaływania (np. grawitacyjnego, elektromagnetycznego, mechanicznego).</text:p>
      <text:p text:style-name="P1">F: Wielkość liczbowa siły to jej wartość (mierzona w niutonach). Do określenia tej wartości wystarczy podać samą wartość liczbową, bez konieczności podawania kierunku, zwrotu czy punktu przyłożenia.</text:p>
      <text:p text:style-name="P1"/>
      <text:p text:style-name="P1">z.<text:span text:style-name="T2">10</text:span></text:p>
      <text:p text:style-name="P1">odp. <text:span text:style-name="T4">D</text:span></text:p>
      <text:p text:style-name="P1">wyjaśnienie:</text:p>
      <text:p text:style-name="P17"><text:span text:style-name="T3">Wartość</text:span> - długość wektora </text:p>
      <text:p text:style-name="Text_20_body"><text:span text:style-name="T3">Kierunek</text:span> - określa nachylenie wektora (pionowy, poziomy itd)</text:p>
      <text:p text:style-name="Text_20_body"><text:span text:style-name="T3">Zwrot</text:span> - określa w którą stronę działa wektor (prawo, lewo, góra, dół)</text:p>
      <text:p text:style-name="Text_20_body"><text:span text:style-name="T3">Punkt przyłożenia</text:span> - punkt na jaki działa wektor</text:p>
      <text:p text:style-name="Text_20_body">Siła F₁ działa w lewo w kierunku poziomym, a siła F₂ w prawo również w kierunku poziomym. Ich punkt przyłożenia jest taki sam, ponieważ początek mają w tym samym punkcie, a wartość różna, ponieważ wektor siły F₁ jest wyraźnie krótszy niż siły F₂.</text:p>
      <text:p text:style-name="P1"/>
      <text:p text:style-name="P1"/>
      <text:p text:style-name="P1">z.<text:span text:style-name="T2">11</text:span></text:p>
      <text:p text:style-name="P1">odp. <text:span text:style-name="T4">C</text:span></text:p>
      <text:p text:style-name="P3">wyjaśnienie:</text:p>
      <text:p text:style-name="P8">brak</text:p>
      <text:p text:style-name="P8"/>
      <text:p text:style-name="P1">z.<text:span text:style-name="T4">12</text:span></text:p>
      <text:p text:style-name="P1">odp. <text:span text:style-name="T5">A,C</text:span></text:p>
      <text:p text:style-name="P1">wyjaśnienie:</text:p>
      <text:p text:style-name="P9">Siła wypadkowa jest taka sama i jest skierowana w tym samym kierunku.</text:p>
      <text:p text:style-name="P1"/>
      <text:p text:style-name="P1"/>
      <text:p text:style-name="P1"/>
      <text:p text:style-name="P1"/>
      <text:p text:style-name="P1"><text:soft-page-break/>z.<text:span text:style-name="T4">13</text:span></text:p>
      <text:p text:style-name="P1">odp. B</text:p>
      <text:p text:style-name="P1">wyjaśnienie:</text:p>
      <text:p text:style-name="P9">brak</text:p>
      <text:p text:style-name="P9"/>
      <text:p text:style-name="P4">z.<text:span text:style-name="T4">1</text:span><text:span text:style-name="T5">4</text:span></text:p>
      <text:p text:style-name="P4">odp. <text:span text:style-name="T5">B, D</text:span></text:p>
      <text:p text:style-name="P4">wyjaśnienie:</text:p>
      <text:p text:style-name="P21"><text:span text:style-name="Strong_20_Emphasis"><text:span text:style-name="T5">B</text:span></text:span><text:span text:style-name="T5">: Kilka sił działających na ciało można zastąpić jedną siłą nazywaną </text:span><text:span text:style-name="Strong_20_Emphasis"><text:span text:style-name="T5">wypadkową</text:span></text:span><text:span text:style-name="T5">. Wypadkowa jest wektorową sumą wszystkich sił działających na ciało i reprezentuje ich łączny efekt.</text:span></text:p>
      <text:p text:style-name="P21"><text:span text:style-name="Strong_20_Emphasis">D</text:span>: Jeśli na ciało działają dwie siły o takich samych wartościach i kierunkach, ale przeciwnych zwrotach, to siły te się równoważą. W rezultacie wypadkowa sił jest zerowa, więc ciało <text:span text:style-name="Strong_20_Emphasis">pozostaje w spoczynku</text:span> zgodnie z pierwszą zasadą dynamiki Newtona.</text:p>
      <text:p text:style-name="P4"/>
      <text:p text:style-name="P12">R2 właściwości i budowa materii</text:p>
      <text:p text:style-name="P12"/>
      <text:p text:style-name="P5">z.<text:span text:style-name="T4">1</text:span></text:p>
      <text:p text:style-name="P5">odp. <text:span text:style-name="T7">1F, 2p, 3,p 4f</text:span></text:p>
      <text:p text:style-name="P5">wyjaśnienie:</text:p>
      <text:p text:style-name="P20"><text:span text:style-name="Strong_20_Emphasis">1. F</text:span> - Atomy nie składają się z cząsteczek; to cząsteczki składają się z atomów.</text:p>
      <text:p text:style-name="Text_20_body"><text:span text:style-name="Strong_20_Emphasis">2. P</text:span> - Dyfuzja to samorzutne rozprzestrzenianie się jednej substancji w drugiej.</text:p>
      <text:p text:style-name="Text_20_body"><text:span text:style-name="Strong_20_Emphasis">3. P</text:span> - Rozprzestrzenianie się zapachów jest przykładem dyfuzji.</text:p>
      <text:p text:style-name="Text_20_body"><text:span text:style-name="Strong_20_Emphasis">4. F</text:span> - Zjawisko dyfuzji zachodzi dzięki chaotycznemu ruchowi cząstek, a nie dzięki łączeniu się atomów.</text:p>
      <text:p text:style-name="P10"/>
      <text:p text:style-name="P10"/>
      <text:p text:style-name="P5">z.<text:span text:style-name="T6">2</text:span></text:p>
      <text:p text:style-name="P5">odp. <text:span text:style-name="T8">B, C</text:span></text:p>
      <text:p text:style-name="P5">wyjaśnienie:</text:p>
      <text:p text:style-name="P23"><text:span text:style-name="Strong_20_Emphasis"><text:span text:style-name="T5"><text:s/></text:span></text:span>Dyfuzja to proces, w którym cząsteczki przemieszczają się spontanicznie z obszaru o większym stężeniu do obszaru o mniejszym stężeniu, prowadząc do równomiernego rozproszenia substancji.</text:p>
      <text:p text:style-name="P22">Napięcie powierzchniowe jest efektem sił przyciągania (kohezji) między cząsteczkami cieczy, które powodują, że powierzchnia cieczy zachowuje się jak sprężysta błona.</text:p>
      <text:p text:style-name="P2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1">z.</text:span><text:span text:style-name="T4">3</text:span></text:p>
      <text:p text:style-name="P5">odp. <text:span text:style-name="T9">A, </text:span><text:span text:style-name="T10">C</text:span></text:p>
      <text:p text:style-name="P5">wyjaśnienie:</text:p>
      <text:p text:style-name="P5"/>
      <text:p text:style-name="P24"><text:span text:style-name="Strong_20_Emphasis"><text:span text:style-name="T5">Siły Spójności (A):</text:span></text:span><text:span text:style-name="T5"> Utrzymywanie się nartników na powierzchni wody świadczy o istnieniu sił </text:span><text:span text:style-name="Strong_20_Emphasis"><text:span text:style-name="T5">spójności</text:span></text:span><text:span text:style-name="T5"> między cząsteczkami wody. Siły spójności powodują napięcie powierzchniowe, dzięki któremu powierzchnia wody zachowuje się jak sprężysta błona, pozwalając nartnikom na poruszanie się po niej bez zanurzania.</text:span></text:p>
      <text:p text:style-name="P24"><text:span text:style-name="Strong_20_Emphasis">Utrudniają (C):</text:span> Te siły <text:span text:style-name="Strong_20_Emphasis">utrudniają</text:span> tworzenie się baniek mydlanych. Wysokie napięcie powierzchniowe wody, wynikające z sił spójności, sprawia, że trudno jest rozciągnąć powierzchnię wody, co jest niezbędne do utworzenia bańki. Dodanie mydła zmniejsza napięcie powierzchniowe, ułatwiając tym samym tworzenie baniek.</text:p>
      <text:p text:style-name="P10"/>
      <text:p text:style-name="P10"/>
      <text:p text:style-name="P5">z.<text:span text:style-name="T6">4</text:span></text:p>
      <text:p text:style-name="P5">odp. <text:span text:style-name="T10">D</text:span></text:p>
      <text:p text:style-name="P5">wyjaśnienie:</text:p>
      <text:p text:style-name="P10">Zlepienie dwóch gładkich płytek metalowych jest przykładem dyfuzji w ciałach stałych, ponieważ atomy jednego metalu przenikają między atomy drugiego metalu, prowadząc do ich połączenia.</text:p>
      <text:p text:style-name="P10"/>
      <text:p text:style-name="P10">Pozostałe opcje:</text:p>
      <text:p text:style-name="P10">a) Rozchodzenie się zapachu — to przykład dyfuzji w gazach.</text:p>
      <text:p text:style-name="P10">b) Rozpuszczenie się soli w wodzie — to przykład dyfuzji w cieczach.</text:p>
      <text:p text:style-name="P10">c) Zlepienie dwóch szklanych płytek zwilżonych wodą — to wynik działania sił przylegania i napięcia powierzchniowego, a nie dyfuzji w ciałach stałych.</text:p>
      <text:p text:style-name="P10"/>
      <text:p text:style-name="P5">z.<text:span text:style-name="T6">5</text:span></text:p>
      <text:p text:style-name="P5">odp. <text:span text:style-name="T10">D</text:span></text:p>
      <text:p text:style-name="P5">wyjaśnienie:</text:p>
      <text:p text:style-name="P10">Bańki mydlane powstają na skutek <text:span text:style-name="Strong_20_Emphasis">zmniejszenia napięcia powierzchniowego wody przez detergent</text:span>, co umożliwia tworzenie się elastycznych i trwałych błon wodnych.</text:p>
      <text:p text:style-name="P14"/>
      <text:p text:style-name="P5">z.<text:span text:style-name="T6">6</text:span></text:p>
      <text:p text:style-name="P5">odp. B, <text:span text:style-name="T10">D</text:span></text:p>
      <text:p text:style-name="P5">wyjaśnienie:</text:p>
      <text:p text:style-name="P10">brak</text:p>
      <text:p text:style-name="P10"/>
      <text:p text:style-name="P10"/>
      <text:p text:style-name="P5">z.<text:span text:style-name="T6">7</text:span></text:p>
      <text:p text:style-name="P5">odp. <text:span text:style-name="T10">1A, 4C</text:span></text:p>
      <text:p text:style-name="P5">wyjaśnienie:</text:p>
      <text:p text:style-name="P25"><text:span text:style-name="Strong_20_Emphasis"><text:span text:style-name="T5">a)</text:span></text:span><text:span text:style-name="T5"> Ciecze </text:span><text:span text:style-name="Strong_20_Emphasis"><text:span text:style-name="T5">łatwo</text:span></text:span><text:span text:style-name="T5"> zmieniają kształt, ponieważ </text:span><text:span text:style-name="Strong_20_Emphasis"><text:span text:style-name="T5">oddziaływania międzycząsteczkowe w nich są słabe</text:span></text:span><text:span text:style-name="T5">.</text:span></text:p>
      <text:p text:style-name="P25"><text:span text:style-name="Strong_20_Emphasis">b)</text:span> Ciała stałe <text:span text:style-name="Strong_20_Emphasis">trudno</text:span> zmieniają kształt, ponieważ <text:span text:style-name="Strong_20_Emphasis">oddziaływania międzycząsteczkowe w nich są silne</text:span>.</text:p>
      <text:p text:style-name="P10"/>
      <text:p text:style-name="P14"/>
      <text:p text:style-name="P5"/>
      <text:p text:style-name="P5"/>
      <text:p text:style-name="P5"/>
      <text:p text:style-name="P5"><text:soft-page-break/>z.<text:span text:style-name="T6">8</text:span></text:p>
      <text:p text:style-name="P5">odp. <text:span text:style-name="T10">1C, 2B, 3A, 4A</text:span></text:p>
      <text:p text:style-name="P5">wyjaśnienie:</text:p>
      <text:p text:style-name="P10">brak</text:p>
      <text:p text:style-name="P10"/>
      <text:p text:style-name="P10"><text:span text:style-name="T1">z.</text:span><text:span text:style-name="T6">9</text:span></text:p>
      <text:p text:style-name="P5">odp. <text:span text:style-name="T10">A 0,2kg, B 20dag, C 200000mg</text:span></text:p>
      <text:p text:style-name="P6">wyjaśnienie:</text:p>
      <text:p text:style-name="P20"><text:span text:style-name="Strong_20_Emphasis">A.</text:span> Aby zamienić gramy na kilogramy, dzielimy przez 1000:</text:p>
      <text:p text:style-name="P25">200g=1000200​kg=0,2kg</text:p>
      <text:p text:style-name="P25"><text:span text:style-name="Strong_20_Emphasis">B.</text:span> Aby zamienić gramy na dekagramy, dzielimy przez 10:</text:p>
      <text:p text:style-name="P25">200g=10200​dag=20dag</text:p>
      <text:p text:style-name="P25"><text:span text:style-name="Strong_20_Emphasis">C.</text:span> Aby zamienić gramy na miligramy, mnożymy przez 1000:</text:p>
      <text:p text:style-name="Text_20_body">200g=200×1000mg=200000mg</text:p>
      <text:p text:style-name="P10"/>
      <text:p text:style-name="P10"/>
      <text:p text:style-name="P5">z.<text:span text:style-name="T4">1</text:span><text:span text:style-name="T6">0</text:span></text:p>
      <text:p text:style-name="P5">odp. <text:span text:style-name="T11">1F, 2F, 3P, 4F</text:span></text:p>
      <text:p text:style-name="P5">wyjaśnienie:</text:p>
      <text:p text:style-name="P5"/>
      <text:p text:style-name="P23"><text:span text:style-name="Strong_20_Emphasis"><text:span text:style-name="T5">1. </text:span></text:span>Ciężar ciała na biegunie <text:span text:style-name="Strong_20_Emphasis">nie jest taki sam</text:span> jak na równiku. Ze względu na spłaszczenie Ziemi oraz jej ruch obrotowy, przyspieszenie grawitacyjne jest <text:span text:style-name="Strong_20_Emphasis">nieco większe na biegunach</text:span> niż na równiku. To powoduje, że ciężar ciała (który zależy od przyspieszenia grawitacyjnego) jest <text:span text:style-name="Strong_20_Emphasis">większy na biegunach</text:span> niż na równiku.</text:p>
      <text:p text:style-name="Text_20_body"><text:span text:style-name="Strong_20_Emphasis">2. </text:span>Masę wyraża się w <text:span text:style-name="Strong_20_Emphasis">kilogramach (kg)</text:span>, a nie w niutonach. <text:span text:style-name="Strong_20_Emphasis">Niuton (N)</text:span> jest jednostką <text:span text:style-name="Strong_20_Emphasis">siły</text:span>, czyli także ciężaru, ale <text:span text:style-name="Strong_20_Emphasis">nie masy</text:span>.</text:p>
      <text:p text:style-name="Text_20_body"><text:span text:style-name="Strong_20_Emphasis">3. </text:span>Masa danego ciała jest <text:span text:style-name="Strong_20_Emphasis">taka sama</text:span> na Ziemi i na Księżycu. Masa jest miarą ilości materii i <text:span text:style-name="Strong_20_Emphasis">nie zależy od miejsca</text:span>, w którym ciało się znajduje. To ciężar ciała zmienia się w zależności od przyspieszenia grawitacyjnego, ale masa pozostaje stała.</text:p>
      <text:p text:style-name="Text_20_body"><text:span text:style-name="Strong_20_Emphasis">4. </text:span>Na Ziemi masa i ciężar danego ciała <text:span text:style-name="Strong_20_Emphasis">nie są sobie równe</text:span>. Masa jest wyrażana w kilogramach i jest miarą ilości materii, natomiast ciężar to siła grawitacyjna działająca na ciało, wyrażana w niutonach. Ciężar oblicza się jako iloczyn masy i przyspieszenia grawitacyjnego (F=m×g), więc wartości liczbowo <text:span text:style-name="Strong_20_Emphasis">nie są równe</text:span>.</text:p>
      <text:p text:style-name="P10"/>
      <text:p text:style-name="P14"/>
      <text:p text:style-name="P5">z.<text:span text:style-name="T4">1</text:span><text:span text:style-name="T6">1</text:span></text:p>
      <text:p text:style-name="P5">odp. <text:span text:style-name="T12">A</text:span></text:p>
      <text:p text:style-name="P5">wyjaśnienie:</text:p>
      <text:p text:style-name="P10">Największą gęstość ma kulka nr 1. Ze wzoru d=m/v wynika, że im mniejsza jest objętość tym większa jest gęstość.</text:p>
      <text:p text:style-name="P10"/>
      <text:p text:style-name="P10"/>
      <text:p text:style-name="P10"/>
      <text:p text:style-name="P10"/>
      <text:p text:style-name="P10"><text:soft-page-break/><text:span text:style-name="T1">z.</text:span><text:span text:style-name="T4">1</text:span><text:span text:style-name="T6">2</text:span></text:p>
      <text:p text:style-name="P5">odp. <text:span text:style-name="T12">C</text:span></text:p>
      <text:p text:style-name="P5">wyjaśnienie:</text:p>
      <text:p text:style-name="P20"><text:span text:style-name="Strong_20_Emphasis">Przeliczenie metrów sześciennych na decymetry sześcienne:</text:span></text:p>
      <text:p text:style-name="Text_20_body">1 m³ = 10dm×10dm×10dm=1000dm3</text:p>
      <text:p text:style-name="Text_20_body">Zatem:</text:p>
      <text:p text:style-name="Text_20_body">10m3=10×1000dm3=10000dm3</text:p>
      <text:p text:style-name="P10"/>
      <text:p text:style-name="P10"/>
      <text:p text:style-name="P5">z.<text:span text:style-name="T4">13</text:span></text:p>
      <text:p text:style-name="P5">odp. <text:span text:style-name="T12">1A kg, 1B N, 2A kg, 2B N, 3A N, 3B kg</text:span></text:p>
      <text:p text:style-name="P5">wyjaśnienie:</text:p>
      <text:p text:style-name="P16">1kg ~ 10 N</text:p>
      <text:p text:style-name="P14"/>
      <text:p text:style-name="P5">z.<text:span text:style-name="T4">1</text:span><text:span text:style-name="T6">4</text:span></text:p>
      <text:p text:style-name="P5">odp. <text:span text:style-name="T13">A 0,85kg, B 12N, C 5,7N</text:span></text:p>
      <text:p text:style-name="P5">wyjaśnienie:</text:p>
      <text:p text:style-name="P11">85dag = 10085 kg = 0,85kg</text:p>
      <text:p text:style-name="P10">F = 1,2kg × 10m/s2 = 12N</text:p>
      <text:p text:style-name="P10">F= 0,57kg × 10m/s2 = 5,7N</text:p>
      <text:p text:style-name="P13"/>
      <text:p text:style-name="P12"/>
      <text:p text:style-name="P12">R3 hydrostatyka i aerostatyka</text:p>
      <text:p text:style-name="P12"/>
      <text:p text:style-name="P5">z.<text:span text:style-name="T4">1</text:span></text:p>
      <text:p text:style-name="P5">odp. B</text:p>
      <text:p text:style-name="P5">wyjaśnienie:</text:p>
      <text:p text:style-name="P5">Ciśnienie jest definiowane jako siła działająca na jednostkę powierzchni (P = F/A). Stojąc na jednej nodze, powierzchnia kontaktu z podłogą jest mniejsza niż stojąc na dwóch nogach, co powoduje, że ciśnienie jest większe. Gdy leżysz na podłodze lub stoisz na dwóch nogach, siła (waga ciała) jest rozłożona na większą powierzchnię, co zmniejsza wywierane ciśnienie.</text:p>
      <text:p text:style-name="P10"/>
      <text:p text:style-name="P10"/>
      <text:p text:style-name="P5">z.<text:span text:style-name="T6">2</text:span></text:p>
      <text:p text:style-name="P5">odp. <text:span text:style-name="T14">D</text:span></text:p>
      <text:p text:style-name="P5">wyjaśnienie:</text:p>
      <text:p text:style-name="P10">siła nacisku = ciężarowi ciała . Ciężar prostopadłościanu nie ulega zmianie po postawieniu na każdą ze ścian</text:p>
      <text:p text:style-name="P14"/>
      <text:p text:style-name="P5">z.<text:span text:style-name="T4">3</text:span></text:p>
      <text:p text:style-name="P5">odp. <text:span text:style-name="T14">C</text:span></text:p>
      <text:p text:style-name="P5">wyjaśnienie:</text:p>
      <text:p text:style-name="P32">Ciśnienie jest definiowane jako siła działająca na jednostkę powierzchni (P = F/A). Stojąc na jednej nodze, powierzchnia kontaktu z podłogą jest mniejsza niż stojąc na dwóch nogach, co powoduje, że ciśnienie jest większe. Gdy leżysz na podłodze lub stoisz na dwóch nogach, siła (waga ciała) jest rozłożona na większą powierzchnię, co zmniejsza wywierane ciśnienie.</text:p>
      <text:p text:style-name="P10"/>
      <text:p text:style-name="P10"/>
      <text:p text:style-name="P10"/>
      <text:p text:style-name="P10"/>
      <text:p text:style-name="P5"><text:soft-page-break/>z.<text:span text:style-name="T6">4</text:span></text:p>
      <text:p text:style-name="P5">odp. <text:span text:style-name="T14">A</text:span></text:p>
      <text:p text:style-name="P5">wyjaśnienie:</text:p>
      <text:p text:style-name="P10">p=ρ⋅g⋅h</text:p>
      <text:p text:style-name="Text_20_body">gdzie:</text:p>
      <text:list xml:id="list3033870249" text:style-name="L1">
        <text:list-item>
          <text:p text:style-name="P49">p – ciśnienie przy dnie,</text:p>
        </text:list-item>
        <text:list-item>
          <text:p text:style-name="P49">ρ – gęstość cieczy,</text:p>
        </text:list-item>
        <text:list-item>
          <text:p text:style-name="P49">g – przyspieszenie grawitacyjne,</text:p>
        </text:list-item>
        <text:list-item>
          <text:p text:style-name="P38">h – wysokość słupa cieczy.</text:p>
        </text:list-item>
      </text:list>
      <text:p text:style-name="Text_20_body">Oznacza to, że <text:span text:style-name="Strong_20_Emphasis">ciśnienie przy dnie zależy wyłącznie od wysokości słupa cieczy</text:span> (h), a nie od kształtu naczynia ani pola powierzchni dna.</text:p>
      <text:p text:style-name="P10"/>
      <text:p text:style-name="P10"/>
      <text:p text:style-name="P5">z.<text:span text:style-name="T6">5</text:span></text:p>
      <text:p text:style-name="P5">odp. <text:span text:style-name="T15">1P, 2F, 3P, 4F</text:span></text:p>
      <text:p text:style-name="P5">wyjaśnienie:</text:p>
      <text:p text:style-name="P10"/>
      <text:p text:style-name="P14"/>
      <text:p text:style-name="P5">z.<text:span text:style-name="T6">6</text:span></text:p>
      <text:p text:style-name="P5">odp. <text:span text:style-name="T15">D</text:span></text:p>
      <text:p text:style-name="P5">wyjaśnienie:</text:p>
      <text:p text:style-name="P10">ponieważ słup wody w każdym przypadku ma tę samą wysokość. p = d * g * h</text:p>
      <text:p text:style-name="P10"/>
      <text:p text:style-name="P5">z.<text:span text:style-name="T6">7</text:span></text:p>
      <text:p text:style-name="P5">odp. <text:span text:style-name="T15">E, H</text:span></text:p>
      <text:p text:style-name="P5">wyjaśnienie:</text:p>
      <text:p text:style-name="P20"><text:span text:style-name="Strong_20_Emphasis">E.</text:span> bierze się z definicji na prawo Pascala, czyli jeśli w zamkniętym zbiorniku z <text:span text:style-name="T3">gazem lub cieczą</text:span> działa ciśnienie zewnętrzne, to ciśnienie wewnątrz zbiornika jest wszędzie jednakowe i równe ciśnieniu zewnętrznemu.</text:p>
      <text:p text:style-name="Text_20_body"><text:span text:style-name="Strong_20_Emphasis">H. </text:span>hamulec hydrauliczny jest złożony z dwóch cylindrów, połączonych ze sobą przewodem. Jeden z nich <text:span text:style-name="T16">służy</text:span> za pompę. Wciskanie tłoka pompy powoduje przetłaczanie płynu do drugiego i wypychanie tłoka. Jest tu wyraźne zastosowanie Prawa Pascala.</text:p>
      <text:p text:style-name="P10"/>
      <text:p text:style-name="P14"/>
      <text:p text:style-name="P5">z.<text:span text:style-name="T6">8</text:span></text:p>
      <text:p text:style-name="P5">odp. <text:span text:style-name="T17">A, D</text:span></text:p>
      <text:p text:style-name="P5">wyjaśnienie:</text:p>
      <text:p text:style-name="P10">Z prawa Pascala: cząstki płynu (ciecz lub gaz) mogą poruszać się w dowolnym kierunku, wywieranie nacisku z jednej strony zmienia ruch cząstek we wszystkich kierunkach w takim samym stopniu.</text:p>
      <text:p text:style-name="P10"/>
      <text:p text:style-name="P10"/>
      <text:p text:style-name="P10"/>
      <text:p text:style-name="P10"/>
      <text:p text:style-name="P10"/>
      <text:p text:style-name="P10"/>
      <text:p text:style-name="P10"/>
      <text:p text:style-name="P10"/>
      <text:p text:style-name="P10"><text:soft-page-break/><text:span text:style-name="T1">z.</text:span><text:span text:style-name="T6">9</text:span></text:p>
      <text:p text:style-name="P5">odp. <text:span text:style-name="T17">1A, <text:s/>2D</text:span></text:p>
      <text:p text:style-name="P5">wyjaśnienie:</text:p>
      <text:p text:style-name="P20">Ciśnienie hydrostatyczne opisuje zależność:</text:p>
      <text:p text:style-name="P42">p = phg</text:p>
      <text:p text:style-name="Text_20_body">Gdzie:</text:p>
      <text:p text:style-name="Text_20_body">ρ- gęstość cieczy</text:p>
      <text:p text:style-name="Text_20_body">g- przyspieszenie ziemskie</text:p>
      <text:p text:style-name="Text_20_body">h- wysokość słupa cieczy.</text:p>
      <text:p text:style-name="Text_20_body">ρ i g dla danej cieczy jest stałe, więc zależność na ciśnienie p jest proporcjonalne od h, czyli od wysokości słupa cieczy.</text:p>
      <text:p text:style-name="P10"/>
      <text:p text:style-name="P10"/>
      <text:p text:style-name="P5">z.<text:span text:style-name="T4">1</text:span><text:span text:style-name="T6">0</text:span></text:p>
      <text:p text:style-name="P5">odp. <text:span text:style-name="T17">A, C</text:span></text:p>
      <text:p text:style-name="P5">wyjaśnienie:</text:p>
      <text:p text:style-name="P10">Wyjaśnienie: Siła wyporu zależy od gęstości cieczy oraz objętości zanurzonego ciała. Im większa jest gęstość cieczy, tym większa wartość siły wyporu działającej na zanurzone ciało.</text:p>
      <text:p text:style-name="P14"/>
      <text:p text:style-name="P5">z.<text:span text:style-name="T4">1</text:span><text:span text:style-name="T6">1</text:span></text:p>
      <text:p text:style-name="P5">odp. B</text:p>
      <text:p text:style-name="P5">wyjaśnienie:</text:p>
      <text:p text:style-name="P10">Siła wyporu działająca na obiekt zanurzony w cieczy zależy od głębokości, na której znajduje się ten obiekt – im głębiej w cieczy, tym większe jest ciśnienie, a tym samym siła wyporu. Dlatego dolna kulka doświadcza największej siły wyporu, ponieważ znajduje się najgłębiej.</text:p>
      <text:p text:style-name="P10"/>
      <text:p text:style-name="P10"><text:span text:style-name="T1">z.</text:span><text:span text:style-name="T4">1</text:span><text:span text:style-name="T6">2</text:span></text:p>
      <text:p text:style-name="P5">odp. <text:span text:style-name="T17">1F, 2P, 3F</text:span></text:p>
      <text:p text:style-name="P5">wyjaśnienie:</text:p>
      <text:p text:style-name="P20"><text:span text:style-name="Strong_20_Emphasis">zad.1. </text:span></text:p>
      <text:p text:style-name="Text_20_body"><text:span text:style-name="Strong_20_Emphasis">Fałsz - </text:span><text:span text:style-name="Emphasis">ponieważ siła wyporu jest skierowana w górę </text:span></text:p>
      <text:p text:style-name="Text_20_body"><text:span text:style-name="Emphasis"><text:span text:style-name="Strong_20_Emphasis">zad.2. </text:span></text:span></text:p>
      <text:p text:style-name="Text_20_body"><text:span text:style-name="Emphasis"><text:span text:style-name="Strong_20_Emphasis">Prawda </text:span></text:span><text:span text:style-name="Emphasis">ponieważ jak wynika z wzoru : im większą objętość ciała tym większa siła wyporu</text:span></text:p>
      <text:p text:style-name="Text_20_body"><text:s/><text:span text:style-name="T17">Fw = d*V*g</text:span></text:p>
      <text:p text:style-name="Text_20_body"><text:span text:style-name="Strong_20_Emphasis"><text:span text:style-name="Emphasis">zad.3. </text:span></text:span></text:p>
      <text:p text:style-name="Text_20_body"><text:span text:style-name="Strong_20_Emphasis"><text:span text:style-name="Emphasis">Fałsz ponieważ </text:span></text:span><text:span text:style-name="Emphasis">Siła wyporu jest równa ciężarowi wypartej cieczy</text:span></text:p>
      <text:p text:style-name="P10"/>
      <text:p text:style-name="P10"/>
      <text:p text:style-name="P10"/>
      <text:p text:style-name="P10"/>
      <text:p text:style-name="P10"/>
      <text:p text:style-name="P10"/>
      <text:p text:style-name="P10"/>
      <text:p text:style-name="P5"><text:soft-page-break/>z.<text:span text:style-name="T4">13</text:span></text:p>
      <text:p text:style-name="P5">odp. B</text:p>
      <text:p text:style-name="P5">wyjaśnienie:</text:p>
      <text:p text:style-name="P20">Wzór na siłę wyporu to:</text:p>
      <text:p text:style-name="Text_20_body"><text:span text:style-name="T18">F = Vdg</text:span></text:p>
      <text:p text:style-name="Text_20_body">V - objętość wypartej cieczy </text:p>
      <text:p text:style-name="Text_20_body">d - gęstość </text:p>
      <text:p text:style-name="Text_20_body">g - przyspieszenie ziemskie </text:p>
      <text:p text:style-name="Text_20_body">Jeśli ciało zanurzy się całkowicie to znaczy, że objętość wzrosła, a jak widzimy we wzorze siła wyporu jest proporcjonalna do objętości.</text:p>
      <text:p text:style-name="P10"/>
      <text:p text:style-name="P14"/>
      <text:p text:style-name="P5">z.<text:span text:style-name="T4">1</text:span><text:span text:style-name="T6">4</text:span></text:p>
      <text:p text:style-name="P5">odp. <text:span text:style-name="T18">C</text:span></text:p>
      <text:p text:style-name="P5">wyjaśnienie:</text:p>
      <text:p text:style-name="P10">Gdy ciało wynurza się z dna morskiego, zmniejsza się ciśnienie wywierane przez wodę na to ciało, co oznacza, że siła wyporu stopniowo rośnie, aż osiągnie wartość maksymalną przy powierzchni. Na wykresie C widzimy, że siła wyporu zwiększa się szybko na początku, a potem stopniowo osiąga stałą wartość, co odpowiada sytuacji wynurzania się ciała.</text:p>
      <text:p text:style-name="P10"><text:span text:style-name="T19">G</text:span>dy ciało wynurza się z dna morskiego, siła wyporu nie rośnie w sposób liniowy. Na początku wzrasta szybko, ale potem, zbliżając się do powierzchni, stabilizuje się, gdyż ciśnienie wywierane przez wodę staje się coraz mniejsze.</text:p>
      <text:p text:style-name="P10"/>
      <text:p text:style-name="P10"><text:span text:style-name="T1">z.</text:span><text:span text:style-name="T4">1</text:span><text:span text:style-name="T6">5</text:span></text:p>
      <text:p text:style-name="P5">odp. <text:span text:style-name="T19">1B, 2E</text:span></text:p>
      <text:p text:style-name="P5">wyjaśnienie:</text:p>
      <text:p text:style-name="P37">brak</text:p>
      <text:p text:style-name="P10"/>
      <text:p text:style-name="P10"/>
      <text:p text:style-name="P5">z.<text:span text:style-name="T4">1</text:span><text:span text:style-name="T6">6</text:span></text:p>
      <text:p text:style-name="P5">odp. <text:span text:style-name="T19">D</text:span></text:p>
      <text:p text:style-name="P5">wyjaśnienie:</text:p>
      <text:p text:style-name="P5"><text:span text:style-name="T19">J</text:span>esli gestosc jest największa to przedmiot tonie a jak najmniejsza to sie unosi </text:p>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R4 kinematyka</text:p>
      <text:p text:style-name="P12"/>
      <text:p text:style-name="P5">z.<text:span text:style-name="T4">1</text:span></text:p>
      <text:p text:style-name="P5">odp. <text:span text:style-name="T20">B, D</text:span></text:p>
      <text:p text:style-name="P5">wyjaśnienie:</text:p>
      <text:p text:style-name="P10">brak</text:p>
      <text:p text:style-name="P10"/>
      <text:p text:style-name="P5">z.<text:span text:style-name="T6">2</text:span></text:p>
      <text:p text:style-name="P5">odp. <text:span text:style-name="T21">A,C,D</text:span></text:p>
      <text:p text:style-name="P5">wyjaśnienie:</text:p>
      <text:p text:style-name="P51">Ruch krzywoliniowy to taki, w którym trajektoria w przestrzeni położeń nie jest linią prostą.</text:p>
      <text:p text:style-name="Text_20_body"/>
      <text:p text:style-name="P5">z.<text:span text:style-name="T4">3</text:span></text:p>
      <text:p text:style-name="P5">odp. B</text:p>
      <text:p text:style-name="P5">wyjaśnienie:</text:p>
      <text:p text:style-name="P10">brak</text:p>
      <text:p text:style-name="P10"/>
      <text:p text:style-name="P5">z.<text:span text:style-name="T6">4</text:span></text:p>
      <text:p text:style-name="P5">odp. B</text:p>
      <text:p text:style-name="P5">wyjaśnienie:</text:p>
      <text:p text:style-name="P10">brak</text:p>
      <text:p text:style-name="P10"/>
      <text:p text:style-name="P5">z.<text:span text:style-name="T6">5</text:span></text:p>
      <text:p text:style-name="P5">odp. <text:span text:style-name="T21">D</text:span></text:p>
      <text:p text:style-name="P5">wyjaśnienie:</text:p>
      <text:p text:style-name="P10">brak</text:p>
      <text:p text:style-name="P14"/>
      <text:p text:style-name="P5">z.<text:span text:style-name="T6">6</text:span></text:p>
      <text:p text:style-name="P5">odp. <text:span text:style-name="T21">C</text:span></text:p>
      <text:p text:style-name="P5">wyjaśnienie:</text:p>
      <text:p text:style-name="P10">brak</text:p>
      <text:p text:style-name="P10"/>
      <text:p text:style-name="P10"/>
      <text:p text:style-name="P5">z.<text:span text:style-name="T6">7</text:span></text:p>
      <text:p text:style-name="P5">odp. <text:span text:style-name="T21">D</text:span></text:p>
      <text:p text:style-name="P5">wyjaśnienie:</text:p>
      <text:p text:style-name="P10">W ruchu jednostajnie przyspieszonym droga s rośnie wraz z kwadratem czasu t, co oznacza, że wykres zależności drogi od czasu powinien mieć kształt paraboli.</text:p>
      <text:p text:style-name="P14"/>
      <text:p text:style-name="P5">z.<text:span text:style-name="T6">8</text:span></text:p>
      <text:p text:style-name="P5">odp. <text:span text:style-name="T22">1F, 2P, 3F</text:span></text:p>
      <text:p text:style-name="P5">wyjaśnienie:</text:p>
      <text:p text:style-name="P36"/>
      <text:p text:style-name="Text_20_body">1. Fałsz. Droga jest proporcjonalna do kwadratu czasu" <text:span text:style-name="T22">s = (a*t2)/2</text:span></text:p>
      <text:p text:style-name="Text_20_body">2. Prawda</text:p>
      <text:p text:style-name="Text_20_body">3.Fałsz. W ruchu przyspieszonym prędkość się zmienia.</text:p>
      <text:p text:style-name="P10"/>
      <text:p text:style-name="P10"/>
      <text:p text:style-name="P10"><text:soft-page-break/><text:span text:style-name="T1">z.</text:span><text:span text:style-name="T6">9</text:span></text:p>
      <text:p text:style-name="P5">odp. <text:span text:style-name="T22">1D, 2C, 3B, 4A</text:span></text:p>
      <text:p text:style-name="P5">wyjaśnienie:</text:p>
      <text:p text:style-name="P10">brak</text:p>
      <text:p text:style-name="P10"/>
      <text:p text:style-name="P5">z.<text:span text:style-name="T4">1</text:span><text:span text:style-name="T6">0</text:span></text:p>
      <text:p text:style-name="P5">odp. <text:span text:style-name="T22">1P, 2,F, 3F, 4F</text:span></text:p>
      <text:p text:style-name="P5">wyjaśnienie:</text:p>
      <text:p text:style-name="P43"><text:span text:style-name="Strong_20_Emphasis"><text:span text:style-name="T5">Prawda</text:span></text:span><text:span text:style-name="T5"> – W ruchu jednostajnie przyspieszonym prędkość wzrasta o stałą wartość w kolejnych sekundach, ponieważ przyspieszenie jest stałe.</text:span></text:p>
      <text:p text:style-name="P43"><text:span text:style-name="Strong_20_Emphasis">Fałsz</text:span> – Prędkość nie wzrasta dwukrotnie w każdej kolejnej sekundzie. Wzrost prędkości jest liniowy, a nie wykładniczy.</text:p>
      <text:p text:style-name="P43"><text:span text:style-name="Strong_20_Emphasis">Fałsz</text:span> – W ruchu jednostajnie przyspieszonym prędkość jest proporcjonalna do czasu, a nie do kwadratu czasu. Wzór na prędkość to v=v0+a⋅t.</text:p>
      <text:p text:style-name="P43"><text:span text:style-name="Strong_20_Emphasis">Fałsz</text:span> – Droga przebyta w kolejnych sekundach w ruchu jednostajnie przyspieszonym rośnie o coraz większą wartość, a nie o stałą.</text:p>
      <text:p text:style-name="P10"/>
      <text:p text:style-name="P14"/>
      <text:p text:style-name="P5">z.<text:span text:style-name="T4">1</text:span><text:span text:style-name="T6">1</text:span></text:p>
      <text:p text:style-name="P5">odp. <text:span text:style-name="T22">C</text:span></text:p>
      <text:p text:style-name="P5">wyjaśnienie:</text:p>
      <text:p text:style-name="P10">brak</text:p>
      <text:p text:style-name="P10"/>
      <text:p text:style-name="P10"><text:span text:style-name="T1">z.</text:span><text:span text:style-name="T4">1</text:span><text:span text:style-name="T6">2</text:span></text:p>
      <text:p text:style-name="P5">odp. <text:span text:style-name="T22">1P, <text:s/>2P, 3F, 4F ,5P</text:span></text:p>
      <text:p text:style-name="P5">wyjaśnienie:</text:p>
      <text:p text:style-name="P10">brak</text:p>
      <text:p text:style-name="P10"/>
      <text:p text:style-name="P5">z.<text:span text:style-name="T4">13</text:span></text:p>
      <text:p text:style-name="P5">odp. B</text:p>
      <text:p text:style-name="P5">wyjaśnienie:</text:p>
      <text:p text:style-name="P10">brak</text:p>
      <text:p text:style-name="P14"/>
      <text:p text:style-name="P5">z.<text:span text:style-name="T4">1</text:span><text:span text:style-name="T6">4</text:span></text:p>
      <text:p text:style-name="P5">odp. <text:span text:style-name="T22">1B,2A,3C</text:span></text:p>
      <text:p text:style-name="P5">wyjaśnienie:</text:p>
      <text:p text:style-name="P10">brak</text:p>
      <text:p text:style-name="P10"/>
      <text:p text:style-name="P10"><text:span text:style-name="T1">z.</text:span><text:span text:style-name="T4">1</text:span><text:span text:style-name="T6">5</text:span></text:p>
      <text:p text:style-name="P5">odp. B</text:p>
      <text:p text:style-name="P5">wyjaśnienie:</text:p>
      <text:p text:style-name="P10">brak</text:p>
      <text:p text:style-name="P10"/>
      <text:p text:style-name="P30"/>
      <text:p text:style-name="P30"/>
      <text:p text:style-name="P30"/>
      <text:p text:style-name="P30"/>
      <text:p text:style-name="P29"/>
      <text:p text:style-name="P12"/>
      <text:p text:style-name="P12"><text:soft-page-break/>R5 Dynamika</text:p>
      <text:p text:style-name="P5">z.<text:span text:style-name="T4">1</text:span></text:p>
      <text:p text:style-name="P5">odp. <text:span text:style-name="T23">1C, 2D</text:span></text:p>
      <text:p text:style-name="P5">wyjaśnienie:</text:p>
      <text:p text:style-name="P10">brak</text:p>
      <text:p text:style-name="P10"/>
      <text:p text:style-name="P5">z.<text:span text:style-name="T6">2</text:span></text:p>
      <text:p text:style-name="P5">odp. <text:span text:style-name="T24">A, D</text:span></text:p>
      <text:p text:style-name="P5">wyjaśnienie:</text:p>
      <text:p text:style-name="P44"><text:span text:style-name="Strong_20_Emphasis"><text:span text:style-name="T26">A. wbijanie gwoździa młotkiem</text:span></text:span><text:span text:style-name="T26"> – Bezładność młotka pomaga w przekazaniu siły uderzenia na gwóźdź, co ułatwia jego wbicie.</text:span></text:p>
      <text:p text:style-name="P44"><text:span text:style-name="Strong_20_Emphasis"><text:span text:style-name="T25">D. wirowanie upranych ubrań</text:span></text:span><text:span text:style-name="T25"> – Bezładność ubrań sprawia, że woda jest wyrzucana na zewnątrz bębna pralki podczas wirowania, co skutecznie je osusza.</text:span></text:p>
      <text:p text:style-name="P5">z.<text:span text:style-name="T4">3</text:span></text:p>
      <text:p text:style-name="P5">odp. <text:span text:style-name="T24">A</text:span></text:p>
      <text:p text:style-name="P5">wyjaśnienie:</text:p>
      <text:p text:style-name="P10">brak</text:p>
      <text:p text:style-name="P10"/>
      <text:p text:style-name="P5">z.<text:span text:style-name="T6">4</text:span></text:p>
      <text:p text:style-name="P33">odp. B, <text:span text:style-name="T24">C</text:span></text:p>
      <text:p text:style-name="P5">wyjaśnienie:</text:p>
      <text:p text:style-name="P10">brak</text:p>
      <text:p text:style-name="P10"/>
      <text:p text:style-name="P5">z.<text:span text:style-name="T6">5</text:span></text:p>
      <text:p text:style-name="P5">odp. <text:span text:style-name="T24">A,C</text:span></text:p>
      <text:p text:style-name="P5">wyjaśnienie:</text:p>
      <text:p text:style-name="P10">brak</text:p>
      <text:p text:style-name="P14"/>
      <text:p text:style-name="P5">z.<text:span text:style-name="T6">6</text:span></text:p>
      <text:p text:style-name="P5">odp. <text:span text:style-name="T24">C</text:span></text:p>
      <text:p text:style-name="P5">wyjaśnienie:</text:p>
      <text:p text:style-name="P10">brak</text:p>
      <text:p text:style-name="P10"/>
      <text:p text:style-name="P5">z.<text:span text:style-name="T6">7</text:span></text:p>
      <text:p text:style-name="P5">odp. B</text:p>
      <text:p text:style-name="P5">wyjaśnienie:</text:p>
      <text:p text:style-name="P5"/>
      <text:p text:style-name="P10">v=g⋅t</text:p>
      <text:p text:style-name="P10"/>
      <text:p text:style-name="P44">gdzie: </text:p>
      <text:p text:style-name="P44">v to prędkość końcowa (90 km/h, przeliczymy na m/s),</text:p>
      <text:p text:style-name="P44">g to przyspieszenie grawitacyjne (9,81 m/s²),</text:p>
      <text:p text:style-name="P44">t to czas, który chcemy obliczyć.</text:p>
      <text:p text:style-name="P10"/>
      <text:p text:style-name="P10"/>
      <text:p text:style-name="P10"/>
      <text:p text:style-name="P10"/>
      <text:p text:style-name="P14"/>
      <text:p text:style-name="P5"><text:soft-page-break/>z.<text:span text:style-name="T6">8</text:span></text:p>
      <text:p text:style-name="P5">odp. <text:span text:style-name="T24">C</text:span></text:p>
      <text:p text:style-name="P5">wyjaśnienie:</text:p>
      <text:p text:style-name="P10">brak</text:p>
      <text:p text:style-name="P10"/>
      <text:p text:style-name="P10"><text:span text:style-name="T1">z.</text:span><text:span text:style-name="T6">9</text:span></text:p>
      <text:p text:style-name="P5">odp. <text:span text:style-name="T27">1P,2F,3P</text:span></text:p>
      <text:p text:style-name="P5">wyjaśnienie:</text:p>
      <text:p text:style-name="P10">brak</text:p>
      <text:p text:style-name="P10"/>
      <text:p text:style-name="P5">z.<text:span text:style-name="T4">1</text:span><text:span text:style-name="T6">0</text:span></text:p>
      <text:p text:style-name="P5">odp. <text:span text:style-name="T27">1P,2F,3F,4P</text:span></text:p>
      <text:p text:style-name="P5">wyjaśnienie:</text:p>
      <text:p text:style-name="P10">brak</text:p>
      <text:p text:style-name="P14"/>
      <text:p text:style-name="P5">z.<text:span text:style-name="T4">1</text:span><text:span text:style-name="T6">1</text:span></text:p>
      <text:p text:style-name="P5">odp. <text:span text:style-name="T28">C</text:span></text:p>
      <text:p text:style-name="P5">wyjaśnienie:</text:p>
      <text:p text:style-name="P10">brak</text:p>
      <text:p text:style-name="P10"/>
      <text:p text:style-name="P10"><text:span text:style-name="T1">z.</text:span><text:span text:style-name="T4">1</text:span><text:span text:style-name="T6">2</text:span></text:p>
      <text:p text:style-name="P5">odp. <text:span text:style-name="T28">D</text:span></text:p>
      <text:p text:style-name="P5">wyjaśnienie:</text:p>
      <text:p text:style-name="P10">brak</text:p>
      <text:p text:style-name="P10"/>
      <text:p text:style-name="P5">z.<text:span text:style-name="T4">13</text:span></text:p>
      <text:p text:style-name="P5">odp. <text:span text:style-name="T28">B,D</text:span></text:p>
      <text:p text:style-name="P5">wyjaśnienie:</text:p>
      <text:p text:style-name="P10">brak</text:p>
      <text:p text:style-name="P14"/>
      <text:p text:style-name="P5">z.<text:span text:style-name="T4">1</text:span><text:span text:style-name="T6">4</text:span></text:p>
      <text:p text:style-name="P5">odp. <text:span text:style-name="T28">C</text:span></text:p>
      <text:p text:style-name="P5">wyjaśnienie:</text:p>
      <text:p text:style-name="P10">brak</text:p>
      <text:p text:style-name="P10"/>
      <text:p text:style-name="P13"/>
      <text:p text:style-name="P12">R6 Praca, moc, energia</text:p>
      <text:p text:style-name="P12"/>
      <text:p text:style-name="P5">z.<text:span text:style-name="T4">1</text:span></text:p>
      <text:p text:style-name="P5">odp. B</text:p>
      <text:p text:style-name="P5">wyjaśnienie:</text:p>
      <text:p text:style-name="P10">brak</text:p>
      <text:p text:style-name="P10"/>
      <text:p text:style-name="P5"/>
      <text:p text:style-name="P5"/>
      <text:p text:style-name="P5"/>
      <text:p text:style-name="P5"/>
      <text:p text:style-name="P5"/>
      <text:p text:style-name="P5"/>
      <text:p text:style-name="P5"/>
      <text:p text:style-name="P5"/>
      <text:p text:style-name="P5"/>
      <text:p text:style-name="P5"><text:soft-page-break/>z.<text:span text:style-name="T6">2</text:span></text:p>
      <text:p text:style-name="P5">odp. B,<text:span text:style-name="T29">C,E</text:span></text:p>
      <text:p text:style-name="P5">wyjaśnienie:</text:p>
      <text:p text:style-name="P20"><text:span text:style-name="Strong_20_Emphasis"><text:span text:style-name="T29">1.</text:span></text:span><text:span text:style-name="Strong_20_Emphasis">Praca wykonana przy przemieszczeniu przedmiotu na odległość 3 m wyniosła A/B.</text:span></text:p>
      <text:p text:style-name="Text_20_body">Praca W jest obliczana według wzoru:</text:p>
      <text:p text:style-name="Text_20_body">W=F⋅s</text:p>
      <text:p text:style-name="Text_20_body">Gdy F=10N i s=3m:</text:p>
      <text:p text:style-name="Text_20_body">W=10⋅3=30J</text:p>
      <text:p text:style-name="Text_20_body"><text:span text:style-name="Strong_20_Emphasis"><text:span text:style-name="T29">2.</text:span></text:span><text:span text:style-name="Strong_20_Emphasis">Gdyby z tą samą siłą przemieszczono ciało na odległość 6 m, wykonana praca byłaby C/D.</text:span></text:p>
      <text:p text:style-name="Text_20_body">Gdy s=6m:</text:p>
      <text:p text:style-name="Text_20_body">W=10⋅6=60J</text:p>
      <text:p text:style-name="P45">Praca jest dwa razy większa niż przy przemieszczeniu na 3 m.</text:p>
      <text:p text:style-name="P45"><text:span text:style-name="Strong_20_Emphasis"><text:span text:style-name="T29">3. </text:span></text:span><text:span text:style-name="Strong_20_Emphasis">Praca jest E/F proporcjonalna do przemieszczenia.</text:span></text:p>
      <text:p text:style-name="Text_20_body">Ponieważ praca jest iloczynem siły i przemieszczenia, jest <text:span text:style-name="Strong_20_Emphasis">wprost</text:span> proporcjonalna do przemieszczenia.</text:p>
      <text:p text:style-name="P39"/>
      <text:p text:style-name="P14"/>
      <text:p text:style-name="P5">z.<text:span text:style-name="T4">3</text:span></text:p>
      <text:p text:style-name="P5">odp. B,<text:span text:style-name="T30">D</text:span></text:p>
      <text:p text:style-name="P5">wyjaśnienie:</text:p>
      <text:p text:style-name="P10">brak</text:p>
      <text:p text:style-name="P10"/>
      <text:p text:style-name="P5">z.<text:span text:style-name="T6">4</text:span></text:p>
      <text:p text:style-name="P5">odp. <text:span text:style-name="T30">1P,2F,3F</text:span></text:p>
      <text:p text:style-name="P5">wyjaśnienie:</text:p>
      <text:p text:style-name="P10">brak</text:p>
      <text:p text:style-name="P10"/>
      <text:p text:style-name="P5">z.<text:span text:style-name="T6">5</text:span></text:p>
      <text:p text:style-name="P5">odp. <text:span text:style-name="T30">A</text:span></text:p>
      <text:p text:style-name="P5">wyjaśnienie:</text:p>
      <text:p text:style-name="P20"/>
      <text:p text:style-name="Text_20_body"><draw:frame draw:style-name="fr1" draw:name="Image1" text:anchor-type="as-char" svg:width="1.376cm" svg:height="0.529cm" draw:z-index="0"><draw:image xlink:href="Pictures/100002010000003400000014B27B65F613922D66.png" xlink:type="simple" xlink:show="embed" xlink:actuate="onLoad" loext:mime-type="image/png"/></draw:frame></text:p>
      <text:p text:style-name="P46">W- praca, t - czas,<text:span text:style-name="T5">Moc - P</text:span></text:p>
      <text:p text:style-name="Text_20_body">A.</text:p>
      <text:p text:style-name="Text_20_body">W=20kJ=20 000J</text:p>
      <text:p text:style-name="Text_20_body">t=3min=3*60s=180s</text:p>
      <text:p text:style-name="Text_20_body"><draw:frame draw:style-name="fr1" draw:name="Image2" text:anchor-type="as-char" svg:width="5.345cm" svg:height="0.556cm" draw:z-index="1"><draw:image xlink:href="Pictures/10000201000000CA00000015B519C7EC93EB6AC3.png" xlink:type="simple" xlink:show="embed" xlink:actuate="onLoad" loext:mime-type="image/png"/></draw:frame></text:p>
      <text:p text:style-name="Text_20_body">B.</text:p>
      <text:p text:style-name="Text_20_body">W=2J</text:p>
      <text:p text:style-name="Text_20_body"><text:soft-page-break/>t=0,5s</text:p>
      <text:p text:style-name="Text_20_body"><draw:frame draw:style-name="fr1" draw:name="Image3" text:anchor-type="as-char" svg:width="3.995cm" svg:height="0.609cm" draw:z-index="2"><draw:image xlink:href="Pictures/10000201000000970000001748441F0253AE1A70.png" xlink:type="simple" xlink:show="embed" xlink:actuate="onLoad" loext:mime-type="image/png"/></draw:frame></text:p>
      <text:p text:style-name="Text_20_body">C.</text:p>
      <text:p text:style-name="Text_20_body">W=1,65MJ=1 650 000J</text:p>
      <text:p text:style-name="Text_20_body">t=200h=200*3600s=720 000s</text:p>
      <text:p text:style-name="Text_20_body"><draw:frame draw:style-name="fr1" draw:name="Image4" text:anchor-type="as-char" svg:width="5.477cm" svg:height="0.556cm" draw:z-index="3"><draw:image xlink:href="Pictures/10000201000000CF00000015DEDAD08BD293C1C7.png" xlink:type="simple" xlink:show="embed" xlink:actuate="onLoad" loext:mime-type="image/png"/></draw:frame></text:p>
      <text:p text:style-name="P10"/>
      <text:p text:style-name="P14"/>
      <text:p text:style-name="P5">z.<text:span text:style-name="T6">6</text:span></text:p>
      <text:p text:style-name="P5">odp. <text:span text:style-name="T30">1F, 2F, 3P, 4P</text:span></text:p>
      <text:p text:style-name="P5">wyjaśnienie:</text:p>
      <text:p text:style-name="P10">brak</text:p>
      <text:p text:style-name="P10"/>
      <text:p text:style-name="P10"/>
      <text:p text:style-name="P5">z.<text:span text:style-name="T6">7</text:span></text:p>
      <text:p text:style-name="P5">odp. <text:span text:style-name="T30">C</text:span></text:p>
      <text:p text:style-name="P5">wyjaśnienie:</text:p>
      <text:p text:style-name="P10">brak</text:p>
      <text:p text:style-name="P14"/>
      <text:p text:style-name="P5">z.<text:span text:style-name="T6">8</text:span></text:p>
      <text:p text:style-name="P5">odp. <text:span text:style-name="T30">A, C</text:span></text:p>
      <text:p text:style-name="P5">wyjaśnienie:</text:p>
      <text:p text:style-name="P10">brak</text:p>
      <text:p text:style-name="P10"/>
      <text:p text:style-name="P10"><text:span text:style-name="T1">z.</text:span><text:span text:style-name="T6">9</text:span></text:p>
      <text:p text:style-name="P5">odp. <text:span text:style-name="T31">1P, 2P, 3P, 4F, 5P, 6F</text:span></text:p>
      <text:p text:style-name="P5">wyjaśnienie:</text:p>
      <text:p text:style-name="P10">Odpowiedzi:</text:p>
      <text:p text:style-name="P10"/>
      <text:p text:style-name="P10"><text:span text:style-name="T30">1.</text:span>Prawda (P) – Energia potencjalna zależy od wysokości, na której znajduje się obiekt. Lokator na trzecim piętrze (wysokość 9 m) ma trzykrotnie większą energię potencjalną niż na parterze (0 m).</text:p>
      <text:p text:style-name="P10"/>
      <text:p text:style-name="P10"><text:span text:style-name="T30">2.</text:span>Prawda (P) – Energia potencjalna grawitacyjna jest obliczana wzorem </text:p>
      <text:p text:style-name="P10">wzorem Ep​=m⋅g⋅h</text:p>
      <text:p text:style-name="P10">Ep =30kg×10m/s2×(4×3m)=3600J</text:p>
      <text:p text:style-name="P10"/>
      <text:p text:style-name="P10"><text:span text:style-name="T30">3.</text:span>Prawda (P) – Lokator na szóstym piętrze (18 m) ma dwukrotnie większą energię potencjalną niż na trzecim piętrze (9 m), ponieważ wysokość jest dwa razy większa.</text:p>
      <text:p text:style-name="P10"/>
      <text:p text:style-name="P10"><text:span text:style-name="T30">4.</text:span>Fałsz (F) – Energia potencjalna zależy od masy. Lokator o masie 60 kg na tym samym piętrze będzie miał dwa razy większą energię potencjalną niż lokator o masie 30 kg.</text:p>
      <text:p text:style-name="P10"/>
      <text:p text:style-name="P35"><text:span text:style-name="T30">5.</text:span><text:span text:style-name="T31">Prawda(P) </text:span>– Praca potrzebna do podniesienia lokatora o masie 50 kg na trzecie piętro (9 m) wynosi:</text:p>
      <text:p text:style-name="P10">W=m⋅g⋅h=50kg×10m/s2×9m=4500J</text:p>
      <text:p text:style-name="P10"/>
      <text:p text:style-name="P10"><text:span text:style-name="T31">6. </text:span>Fałsz (F) – Przechodząc o jedno piętro niżej, energia potencjalna maleje o stałą wartość, a nie o połowę.</text:p>
      <text:p text:style-name="P10"><text:soft-page-break/></text:p>
      <text:p text:style-name="P10"/>
      <text:p text:style-name="P5">z.<text:span text:style-name="T4">1</text:span><text:span text:style-name="T6">0</text:span></text:p>
      <text:p text:style-name="P5">odp. B</text:p>
      <text:p text:style-name="P5">wyjaśnienie:</text:p>
      <text:p text:style-name="P20">wzór na Ep</text:p>
      <text:p text:style-name="Text_20_body"><draw:frame draw:style-name="fr1" draw:name="Image5" text:anchor-type="as-char" svg:width="1.958cm" svg:height="0.45cm" draw:z-index="4"><draw:image xlink:href="Pictures/100002010000004A00000011E03358BB4676BDD7.png" xlink:type="simple" xlink:show="embed" xlink:actuate="onLoad" loext:mime-type="image/png"/></draw:frame></text:p>
      <text:p text:style-name="Text_20_body"><draw:frame draw:style-name="fr1" draw:name="Image6" text:anchor-type="as-char" svg:width="1.693cm" svg:height="0.609cm" draw:z-index="5"><draw:image xlink:href="Pictures/100002010000004000000017240F76AED69F9F66.png" xlink:type="simple" xlink:show="embed" xlink:actuate="onLoad" loext:mime-type="image/png"/></draw:frame></text:p>
      <text:p text:style-name="Text_20_body">sprawdzamy Ep dla każdego przykładu: </text:p>
      <text:p text:style-name="Text_20_body"><text:span text:style-name="Emphasis">doniczka</text:span></text:p>
      <text:p text:style-name="Text_20_body"><text:span text:style-name="Emphasis"><draw:frame draw:style-name="fr1" draw:name="Image7" text:anchor-type="as-char" svg:width="3.995cm" svg:height="0.423cm" draw:z-index="6"><draw:image xlink:href="Pictures/100002010000009700000010E7957FDA37D952F6.png" xlink:type="simple" xlink:show="embed" xlink:actuate="onLoad" loext:mime-type="image/png"/></draw:frame></text:span></text:p>
      <text:p text:style-name="Text_20_body"><draw:frame draw:style-name="fr1" draw:name="Image8" text:anchor-type="as-char" svg:width="6.535cm" svg:height="0.609cm" draw:z-index="7"><draw:image xlink:href="Pictures/10000201000000F700000017E2F977CF4C432904.png" xlink:type="simple" xlink:show="embed" xlink:actuate="onLoad" loext:mime-type="image/png"/></draw:frame></text:p>
      <text:p text:style-name="Text_20_body"><text:span text:style-name="Emphasis">betonowa płyta</text:span></text:p>
      <text:p text:style-name="Text_20_body"><draw:frame draw:style-name="fr1" draw:name="Image9" text:anchor-type="as-char" svg:width="6.773cm" svg:height="0.609cm" draw:z-index="8"><draw:image xlink:href="Pictures/1000020100000100000000173A6753010C79B0AA.png" xlink:type="simple" xlink:show="embed" xlink:actuate="onLoad" loext:mime-type="image/png"/></draw:frame></text:p>
      <text:p text:style-name="Text_20_body"><text:span text:style-name="Emphasis">kafar</text:span></text:p>
      <text:p text:style-name="Text_20_body"><text:span text:style-name="Emphasis"><draw:frame draw:style-name="fr1" draw:name="Image10" text:anchor-type="as-char" svg:width="3.281cm" svg:height="0.423cm" draw:z-index="9"><draw:image xlink:href="Pictures/100002010000007C00000010B89EA6351A018269.png" xlink:type="simple" xlink:show="embed" xlink:actuate="onLoad" loext:mime-type="image/png"/></draw:frame></text:span></text:p>
      <text:p text:style-name="Text_20_body"><draw:frame draw:style-name="fr1" draw:name="Image11" text:anchor-type="as-char" svg:width="7.223cm" svg:height="0.609cm" draw:z-index="10"><draw:image xlink:href="Pictures/100002010000011100000017CADDD4A7E753B790.png" xlink:type="simple" xlink:show="embed" xlink:actuate="onLoad" loext:mime-type="image/png"/></draw:frame></text:p>
      <text:p text:style-name="Text_20_body"><text:span text:style-name="Emphasis"/></text:p>
      <text:p text:style-name="P10"/>
      <text:p text:style-name="P14"/>
      <text:p text:style-name="P5">z.<text:span text:style-name="T4">1</text:span><text:span text:style-name="T6">1</text:span></text:p>
      <text:p text:style-name="P5">odp. <text:span text:style-name="T32">C</text:span></text:p>
      <text:p text:style-name="P5">wyjaśnienie:</text:p>
      <text:p text:style-name="P10"><text:bookmark text:name="l4mtgw"/></text:p>
      <text:p text:style-name="Text_20_body">Energia kinetyczna, którą posiada kamień na początku zamienia się w energię potencjalną grawitacji w najwyższym punkcie, a następnie ponownie ulega zamianie na energię kinetyczną spadającego ciała.</text:p>
      <text:p text:style-name="Text_20_body">Ek = Ep = Ek</text:p>
      <text:p text:style-name="Text_20_body"><draw:frame draw:style-name="fr1" draw:name="Image14" text:anchor-type="as-char" svg:width="0.953cm" svg:height="0.635cm" draw:z-index="11"><draw:image xlink:href="Pictures/1000020100000024000000180A954DC173632CA1.png" xlink:type="simple" xlink:show="embed" xlink:actuate="onLoad" loext:mime-type="image/png"/></draw:frame><text:s/>= m*g*h</text:p>
      <text:p text:style-name="Text_20_body">jeżeli pomijamy opory powietrza to prędkość w momencie upadku ma taką samą wartość jak w momencie wyrzutu.</text:p>
      <text:p text:style-name="P10"><text:span text:style-name="T1">z.</text:span><text:span text:style-name="T4">1</text:span><text:span text:style-name="T6">2</text:span></text:p>
      <text:p text:style-name="P5">odp. <text:span text:style-name="T32">D</text:span></text:p>
      <text:p text:style-name="P5">wyjaśnienie:</text:p>
      <text:p text:style-name="P20">400 kg *(18 m/s)²/2</text:p>
      <text:p text:style-name="Text_20_body">Ek = 400 * 324  J</text:p>
      <text:p text:style-name="Text_20_body">Ek = 129 600 J</text:p>
      <text:p text:style-name="Text_20_body">129600 : 2 = 64800 j czyli 64.8kJ</text:p>
      <text:p text:style-name="P10"><text:soft-page-break/></text:p>
      <text:p text:style-name="P10"/>
      <text:p text:style-name="P5">z.<text:span text:style-name="T4">13</text:span></text:p>
      <text:p text:style-name="P5">odp. <text:span text:style-name="T32">1</text:span><text:span text:style-name="T33">P</text:span><text:span text:style-name="T32">, 2F, 3P</text:span></text:p>
      <text:p text:style-name="P5">wyjaśnienie:</text:p>
      <text:p text:style-name="P20"><text:span text:style-name="Strong_20_Emphasis">a) Prawda</text:span><text:line-break/>Energia potencjalna grawitacyjna jabłka względem ziemi wynosi:</text:p>
      <text:p text:style-name="Text_20_body">Ep​=m⋅g⋅h</text:p>
      <text:p text:style-name="Text_20_body">gdzie:</text:p>
      <text:list xml:id="list1492878071" text:style-name="L15">
        <text:list-item>
          <text:p text:style-name="P50">m=0,2kg (200 g = 0,2 kg),</text:p>
        </text:list-item>
        <text:list-item>
          <text:p text:style-name="P50">g=10m/s2,</text:p>
        </text:list-item>
        <text:list-item>
          <text:p text:style-name="P47">h=3m.</text:p>
        </text:list-item>
      </text:list>
      <text:p text:style-name="Text_20_body">Ep​=0,2⋅10⋅3=6J</text:p>
      <text:p text:style-name="Text_20_body"><text:span text:style-name="Strong_20_Emphasis">b) Fałsz</text:span><text:line-break/>Kiedy jabłko spada, jego energia potencjalna zmniejsza się, a energia kinetyczna wzrasta. W chwili zetknięcia z ziemią energia potencjalna jabłka wynosi zero (bo h=0).</text:p>
      <text:p text:style-name="Text_20_body"><text:span text:style-name="Strong_20_Emphasis">c) Prawda</text:span><text:line-break/>Zgodnie z zasadą zachowania energii, całkowita energia mechaniczna pozostaje stała (o ile pomijamy opory powietrza). W chwili zetknięcia z ziemią cała energia potencjalna przekształca się w energię kinetyczną, więc energia kinetyczna jabłka tuż przed zetknięciem z ziemią jest równa jego początkowej energii potencjalnej (6 J).</text:p>
      <text:p text:style-name="P10"/>
      <text:p text:style-name="P14"/>
      <text:p text:style-name="P5">z.<text:span text:style-name="T4">1</text:span><text:span text:style-name="T6">4</text:span></text:p>
      <text:p text:style-name="P5">odp. <text:span text:style-name="T34">A,E,F</text:span></text:p>
      <text:p text:style-name="P5">wyjaśnienie:</text:p>
      <text:p text:style-name="P10">brak</text:p>
      <text:p text:style-name="P1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
      <text:p text:style-name="P12"><text:soft-page-break/>R7 Termodynamika</text:p>
      <text:p text:style-name="P5">z.<text:span text:style-name="T4">1</text:span></text:p>
      <text:p text:style-name="P5">odp. <text:span text:style-name="T34">A,G</text:span></text:p>
      <text:p text:style-name="P5">wyjaśnienie:</text:p>
      <text:p text:style-name="P10">brak</text:p>
      <text:p text:style-name="P10"/>
      <text:p text:style-name="P5">z.<text:span text:style-name="T6">2</text:span></text:p>
      <text:p text:style-name="P5">odp. <text:span text:style-name="T34">C, F</text:span></text:p>
      <text:p text:style-name="P5">wyjaśnienie:</text:p>
      <text:p text:style-name="P20">Aby poprawnie rozwiązać poniższe zadanie, musimy wskazać w zdaniach następujące odpowiedzi:</text:p>
      <text:p text:style-name="Text_20_body"><text:span text:style-name="Strong_20_Emphasis">1) Temperaturze 100 °C w skali Kelwina odpowiada 373 K.</text:span></text:p>
      <text:p text:style-name="Text_20_body"><text:span text:style-name="Strong_20_Emphasis">2) Temperaturze 50 K w skali Celsjusza odpowiada  = - 223 °C</text:span></text:p>
      <text:p text:style-name="Text_20_body">Jednostką temperatury w <text:span text:style-name="Strong_20_Emphasis">układzie SI jest Kelwin (K)</text:span>. Jednak w życiu codziennym częściej posługujemy się temperaturami wyrażanymi w stopniach Celsjusza (°C), dlatego bardzo przydatne jest opanowanie umiejętności zamieniania tych jednostek. </text:p>
      <text:p text:style-name="Text_20_body">Aby poprawnie zamienić jednostki temperatury (Kelwiny i stopnie Celsjusza), musimy skorzystać z następującej zależności pomiędzy tymi jednostkami:</text:p>
      <text:p text:style-name="Text_20_body"><text:span text:style-name="Strong_20_Emphasis">0K = - 273°C</text:span></text:p>
      <text:p text:style-name="Text_20_body">(warto wspomnieć, że temperatura OK to tak zwana temperatura zera bezwzględnego).</text:p>
      <text:p text:style-name="P10"/>
      <text:p text:style-name="P14"/>
      <text:p text:style-name="P5">z.<text:span text:style-name="T4">3</text:span></text:p>
      <text:p text:style-name="P5">odp. B,<text:span text:style-name="T34">A,B,B,A</text:span></text:p>
      <text:p text:style-name="P5">wyjaśnienie:</text:p>
      <text:p text:style-name="P10">brak</text:p>
      <text:p text:style-name="P10"/>
      <text:p text:style-name="P5">z.<text:span text:style-name="T6">4</text:span></text:p>
      <text:p text:style-name="P5">odp. <text:span text:style-name="T34">1A,2A,3B,4B</text:span></text:p>
      <text:p text:style-name="P5">wyjaśnienie:</text:p>
      <text:p text:style-name="P10">brak</text:p>
      <text:p text:style-name="P10"/>
      <text:p text:style-name="P5">z.<text:span text:style-name="T6">5</text:span></text:p>
      <text:p text:style-name="P5">odp. <text:span text:style-name="T34">1A, 2B</text:span></text:p>
      <text:p text:style-name="P5">wyjaśnienie:</text:p>
      <text:p text:style-name="P10">Podczas pieczenia ciasta w piekarniku ciepłe powietrze unosi się do góry, a chłodniejsze opada w dół. Jest to proces <text:span text:style-name="Strong_20_Emphasis">konwekcji</text:span>, który powoduje, że górne warstwy powietrza nagrzewają się bardziej, ponieważ cieplejsze powietrze staje się lżejsze i unosi się ku górze.</text:p>
      <text:p text:style-name="P14"/>
      <text:p text:style-name="P5">z.<text:span text:style-name="T6">6</text:span></text:p>
      <text:p text:style-name="P5">odp. <text:span text:style-name="T34">A,F</text:span></text:p>
      <text:p text:style-name="P5">wyjaśnienie:</text:p>
      <text:p text:style-name="P10">brak</text:p>
      <text:p text:style-name="P10"/>
      <text:p text:style-name="P10"/>
      <text:p text:style-name="P10"/>
      <text:p text:style-name="P10"/>
      <text:p text:style-name="P10"/>
      <text:p text:style-name="P5"><text:soft-page-break/>z.<text:span text:style-name="T6">7</text:span></text:p>
      <text:p text:style-name="P5">odp. <text:span text:style-name="T34">A</text:span></text:p>
      <text:p text:style-name="P5">wyjaśnienie:</text:p>
      <text:p text:style-name="P10">brak</text:p>
      <text:p text:style-name="P14"/>
      <text:p text:style-name="P5">z.<text:span text:style-name="T6">8</text:span></text:p>
      <text:p text:style-name="P5">odp. <text:span text:style-name="T34">D,A</text:span></text:p>
      <text:p text:style-name="P5">wyjaśnienie:</text:p>
      <text:p text:style-name="P10">brak</text:p>
      <text:p text:style-name="P10"/>
      <text:p text:style-name="P10"><text:span text:style-name="T1">z.</text:span><text:span text:style-name="T6">9</text:span></text:p>
      <text:p text:style-name="P5">odp. <text:span text:style-name="T34">C</text:span></text:p>
      <text:p text:style-name="P5">wyjaśnienie:</text:p>
      <text:p text:style-name="P10">brak</text:p>
      <text:p text:style-name="P10"/>
      <text:p text:style-name="P5">z.<text:span text:style-name="T4">1</text:span><text:span text:style-name="T6">0</text:span></text:p>
      <text:p text:style-name="P5">odp. <text:span text:style-name="T35">1B, 2C</text:span></text:p>
      <text:p text:style-name="P5">wyjaśnienie:</text:p>
      <text:p text:style-name="P10">brak</text:p>
      <text:p text:style-name="P14"/>
      <text:p text:style-name="P5">z.<text:span text:style-name="T4">1</text:span><text:span text:style-name="T6">1</text:span></text:p>
      <text:p text:style-name="P5">odp. <text:span text:style-name="T35">1P, 2P, 3F, 4F</text:span></text:p>
      <text:p text:style-name="P5">wyjaśnienie:</text:p>
      <text:p text:style-name="P48"><text:span text:style-name="Strong_20_Emphasis"><text:span text:style-name="T5">Prawda (P)</text:span></text:span><text:span text:style-name="T5"> – W przypadku ciał krystalicznych temperatura topnienia jest taka sama, jak temperatura krzepnięcia. Procesy te zachodzą w tej samej temperaturze, ale w przeciwnych kierunkach (topnienie i krzepnięcie).</text:span></text:p>
      <text:p text:style-name="P48"><text:span text:style-name="Strong_20_Emphasis">Prawda (P)</text:span> – Podczas topnienia i krzepnięcia substancja wymienia z otoczeniem takie same ilości energii. Ilość energii potrzebna do stopienia substancji jest równa ilości energii oddanej przy jej krzepnięciu.</text:p>
      <text:p text:style-name="P48"><text:span text:style-name="Strong_20_Emphasis">Fałsz (F)</text:span> – Po osiągnięciu temperatury topnienia ciało nie przechodzi w stan ciekły, jeśli przestajemy dostarczać energii. Aby ciało całkowicie się stopiło, trzeba nadal dostarczać energię, aby pokonać siły międzycząsteczkowe.</text:p>
      <text:p text:style-name="P48"><text:span text:style-name="Strong_20_Emphasis">Fałsz (F)</text:span> – Ciała bezpostaciowe nie mają wyraźnie określonej temperatury topnienia, a ich przejście w stan ciekły zachodzi w szerszym zakresie temperatur. Topnienie ciał krystalicznych jest bardziej "uporządkowane" i wymaga energii na poziomie temperatury topnienia, podczas gdy dla ciał bezpostaciowych proces topnienia jest bardziej złożony.</text:p>
      <text:p text:style-name="P10"/>
      <text:p text:style-name="P10"/>
      <text:p text:style-name="P10"><text:span text:style-name="T1">z.</text:span><text:span text:style-name="T4">1</text:span><text:span text:style-name="T6">2</text:span></text:p>
      <text:p text:style-name="P5">odp. <text:span text:style-name="T35">B,B,A</text:span></text:p>
      <text:p text:style-name="P5">wyjaśnienie:</text:p>
      <text:p text:style-name="P10">brak</text:p>
      <text:p text:style-name="P10"/>
      <text:p text:style-name="P5"/>
      <text:p text:style-name="P5"/>
      <text:p text:style-name="P5"/>
      <text:p text:style-name="P5"/>
      <text:p text:style-name="P5"/>
      <text:p text:style-name="P5"><text:soft-page-break/>z.<text:span text:style-name="T4">13</text:span></text:p>
      <text:p text:style-name="P5">odp. <text:span text:style-name="T35">1F, 2F, 3P, 4P, 5F</text:span></text:p>
      <text:p text:style-name="P5">wyjaśnienie:</text:p>
      <text:p text:style-name="P41"><text:span text:style-name="Strong_20_Emphasis"><text:s/></text:span></text:p>
      <text:p text:style-name="P48"><text:span text:style-name="Strong_20_Emphasis"><text:span text:style-name="T5">Fałsz (F)</text:span></text:span><text:span text:style-name="T5"> – Woda paruje najszybciej w wyższych temperaturach, ponieważ parowanie zachodzi szybciej, gdy cząsteczki mają więcej energii. W 0°C parowanie jest bardzo wolne.</text:span></text:p>
      <text:p text:style-name="P48"><text:span text:style-name="Strong_20_Emphasis">Fałsz (F)</text:span> – Ciepło parowania to ilość energii potrzebna do zmiany cieczy w parę, a nie temperatura.</text:p>
      <text:p text:style-name="P48"><text:span text:style-name="Strong_20_Emphasis">Prawda (P)</text:span> – Energia potrzebna do ogrzania 1 kg substancji o 1°C to ciepło właściwe.</text:p>
      <text:p text:style-name="P48"><text:span text:style-name="Strong_20_Emphasis">Prawda (P)</text:span> – Ciała bezpostaciowe nie mają określonej temperatury topnienia; przechodzą w stan ciekły w szerszym zakresie temperatur.</text:p>
      <text:p text:style-name="P48"><text:span text:style-name="Strong_20_Emphasis">Fałsz (F)</text:span> – Temperatura wrzenia to temperatura, przy której ciecz zamienia się w parę w całej objętości, a nie ilość ciepła potrzebna do tego procesu.</text:p>
      <text:p text:style-name="P10"/>
      <text:p text:style-name="P14"/>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roximaNova" svg:font-family="ProximaNov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6T11:09:05.273771062</meta:creation-date>
    <dc:date>2024-10-27T14:44:10.717377151</dc:date>
    <meta:editing-duration>PT2H51M35S</meta:editing-duration>
    <meta:editing-cycles>15</meta:editing-cycles>
    <meta:generator>LibreOffice/6.4.7.2$Linux_X86_64 LibreOffice_project/40$Build-2</meta:generator>
    <meta:document-statistic meta:table-count="0" meta:image-count="12" meta:object-count="0" meta:page-count="20" meta:paragraph-count="549" meta:word-count="2964" meta:character-count="19092" meta:non-whitespace-character-count="16581"/>
  </office:meta>
</office:document-meta>
</file>